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4pt" officeooo:rsid="0001c751" officeooo:paragraph-rsid="0001c751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4pt" officeooo:rsid="0001c751" officeooo:paragraph-rsid="0001c751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4pt" officeooo:rsid="0002935b" officeooo:paragraph-rsid="0002935b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4pt" officeooo:rsid="000385f9" officeooo:paragraph-rsid="000385f9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officeooo:rsid="0001c751" officeooo:paragraph-rsid="0001c751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</style:style>
    <style:style style:name="P8" style:family="paragraph"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-color="#81d41a"/>
      <style:text-properties fo:font-size="14pt" style:font-size-asian="14pt" style:font-size-complex="14pt"/>
    </style:style>
    <style:style style:name="P11" style:family="paragraph">
      <loext:graphic-properties draw:fill-color="#ffff00"/>
    </style:style>
    <style:style style:name="T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385f9" style:font-name-asian="NSimSun1" style:font-size-asian="10pt" style:font-name-complex="Liberation Mono" style:font-size-complex="10pt"/>
    </style:style>
    <style:style style:name="T3" style:family="text">
      <style:text-properties officeooo:rsid="000385f9"/>
    </style:style>
    <style:style style:name="T4" style:family="text">
      <style:text-properties officeooo:rsid="0003897a"/>
    </style:style>
    <style:style style:name="T5" style:family="text">
      <style:text-properties fo:font-size="10pt" style:font-name-asian="NSimSun1" style:font-size-asian="10pt" style:font-name-complex="Liberation Mono" style:font-size-complex="10pt"/>
    </style:style>
    <style:style style:name="T6" style:family="text">
      <style:text-properties fo:font-size="10pt" officeooo:rsid="000385f9" style:font-name-asian="NSimSun1" style:font-size-asian="10pt" style:font-name-complex="Liberation Mono" style:font-size-complex="10pt"/>
    </style:style>
    <style:style style:name="T7" style:family="text">
      <style:text-properties style:font-name-asian="NSimSun1" style:font-name-complex="Liberation Mono"/>
    </style:style>
    <style:style style:name="T8" style:family="text">
      <style:text-properties officeooo:rsid="000385f9" style:font-name-asian="NSimSun1" style:font-name-complex="Liberation Mono"/>
    </style:style>
    <style:style style:name="T9" style:family="text">
      <style:text-properties fo:font-size="14pt" style:font-size-asian="12pt" style:font-size-complex="14pt"/>
    </style:style>
    <style:style style:name="T10" style:family="text">
      <style:text-properties fo:font-size="14pt" style:font-size-asian="14pt" style:font-size-complex="14pt"/>
    </style:style>
    <style:style style:name="gr1" style:family="graphic">
      <style:graphic-properties draw:fill-color="#ffffff" draw:textarea-horizontal-align="justify" draw:textarea-vertical-align="middle" draw:auto-grow-height="false" fo:min-height="1.575cm" fo:min-width="3.0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1.565cm" fo:min-width="2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1d41a" draw:textarea-horizontal-align="justify" draw:textarea-vertical-align="middle" draw:auto-grow-height="false" fo:min-height="1.774cm" fo:min-width="3.8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00" draw:textarea-horizontal-align="justify" draw:textarea-vertical-align="middle" draw:auto-grow-height="false" fo:min-height="0.794cm" fo:min-width="1.0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00" draw:textarea-horizontal-align="justify" draw:textarea-vertical-align="middle" draw:auto-grow-height="false" fo:min-height="0.732cm" fo:min-width="0.9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00" draw:textarea-horizontal-align="justify" draw:textarea-vertical-align="middle" draw:auto-grow-height="false" fo:min-height="0.826cm" fo:min-width="0.8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chnologies utilisées</text:p>
      <text:p text:style-name="P1"/>
      <text:p text:style-name="P2">Nous sommes parti sur une architecture en micro-service avec 4 éléments :</text:p>
      <text:p text:style-name="P2"/>
      <text:p text:style-name="P2">un service de récupération de données en utilisant Apache Kafka et <text:span text:style-name="T7">Zookeeper</text:span></text:p>
      <text:p text:style-name="P2">Un service de stockage de données avec un base de données PostgreSQL</text:p>
      <text:p text:style-name="P2">Un service API en Java 17 avec sélénium</text:p>
      <text:p text:style-name="P2">Un service d’utilisation des données en ReactJS</text:p>
      <text:p text:style-name="P2"/>
      <text:p text:style-name="P2"><draw:custom-shape text:anchor-type="paragraph" draw:z-index="1" draw:name="Shape1" draw:style-name="gr7" draw:text-style-name="P11" svg:width="1.743cm" svg:height="1.65cm" svg:x="0.266cm" svg:y="1.429cm"><text:p>Site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2" draw:style-name="gr6" draw:text-style-name="P11" svg:width="1.869cm" svg:height="1.463cm" svg:x="0.36cm" svg:y="4.136cm"><text:p>Site 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3" draw:style-name="gr5" draw:text-style-name="P11" svg:width="2.056cm" svg:height="1.588cm" svg:x="0.266cm" svg:y="6.066cm"><text:p>Site 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Shape4" draw:style-name="gr3" draw:text-style-name="P8" svg:x1="5.713cm" svg:y1="4.26cm" svg:x2="1.854cm" svg:y2="2.237cm"><text:p/></draw:line><draw:line text:anchor-type="paragraph" draw:z-index="5" draw:name="Shape5" draw:style-name="gr3" draw:text-style-name="P8" svg:x1="6.025cm" svg:y1="4.914cm" svg:x2="2.009cm" svg:y2="4.852cm"><text:p/></draw:line><draw:line text:anchor-type="paragraph" draw:z-index="6" draw:name="Shape6" draw:style-name="gr3" draw:text-style-name="P8" svg:x1="2.321cm" svg:y1="6.906cm" svg:x2="5.838cm" svg:y2="5.662cm"><text:p/></draw:line><draw:custom-shape text:anchor-type="paragraph" draw:z-index="7" draw:name="Shape7" draw:style-name="gr4" draw:text-style-name="P10" svg:width="3.86cm" svg:height="1.775cm" svg:x="6.025cm" svg:y="4.105cm"><text:p text:style-name="P9"><text:span text:style-name="T10">Base de données</text:span></text:p><draw:enhanced-geometry svg:viewBox="0 0 21600 21600" draw:type="rectangle" draw:enhanced-path="M 0 0 L 21600 0 21600 21600 0 21600 0 0 Z N"/></draw:custom-shape><draw:line text:anchor-type="paragraph" draw:z-index="8" draw:name="Shape8" draw:style-name="gr3" draw:text-style-name="P8" svg:x1="9.885cm" svg:y1="4.914cm" svg:x2="13.557cm" svg:y2="4.852cm"><text:p/></draw:line><draw:custom-shape text:anchor-type="paragraph" draw:z-index="9" draw:name="Shape9" draw:style-name="gr2" draw:text-style-name="P7" svg:width="4.172cm" svg:height="2.211cm" svg:x="13.899cm" svg:y="3.701cm"><text:p><text:span text:style-name="T9">Application We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0" draw:style-name="gr1" draw:text-style-name="P6" svg:width="3.176cm" svg:height="1.745cm" draw:transform="rotate (-0.0125663706143604) translate (2.66347222222222cm 6.905625cm)"><text:p><text:span text:style-name="T9">Récupération </text:span></text:p><text:p><text:span text:style-name="T9">de donné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10" draw:name="Shape10_0" draw:style-name="gr1" draw:text-style-name="P6" svg:width="3.176cm" svg:height="1.745cm" draw:transform="rotate (-0.0125663706143604) translate (10.9131805555556cm 0.231069444444444cm)"><text:p><text:span text:style-name="T9">Utilisation </text:span></text:p><text:p><text:span text:style-name="T9">de l’A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ur la récupération de données <text:span text:style-name="T8">on est</text:span> parti sur Kafka et Zookeeper car ils fonctionnent très bien ensemble et sont open source.</text:p>
      <text:p text:style-name="P3"/>
      <text:p text:style-name="P3">PostgreSQL est un système de gestion connues, qui est fiable avec de bonnes performances et il est également open source.</text:p>
      <text:p text:style-name="P3"/>
      <text:p text:style-name="P3">Pour créer notre Api, <text:span text:style-name="T3">on a utilisé Java 17 accompagné de selenium qui permet a permis l’automatisation des tests avec un compatibilités de plusieurs navigateurs et qui est également open source.</text:span></text:p>
      <text:p text:style-name="P3"/>
      <text:p text:style-name="P4">Pour finir, on a fait notre application web en ReactJs, car il a une base java-script avec laquel<text:span text:style-name="T4">le</text:span> on est a l’aise, avec de bonnes performances et une communauté active en cas de souc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18:47:09.901000000</dc:date>
    <meta:editing-duration>PT5M20S</meta:editing-duration>
    <meta:editing-cycles>1</meta:editing-cycles>
    <meta:document-statistic meta:table-count="0" meta:image-count="0" meta:object-count="0" meta:page-count="1" meta:paragraph-count="10" meta:word-count="160" meta:character-count="955" meta:non-whitespace-character-count="805"/>
    <meta:generator>LibreOffice/7.0.4.2$Windows_X86_64 LibreOffice_project/dcf040e67528d9187c66b2379df5ea4407429775</meta:generator>
  </office:meta>
</office:document-meta>
</file>